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0pt" style:font-size-asian="10pt" style:font-size-complex="10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0pt" style:font-size-asian="10pt" style:font-size-complex="10pt"/>
    </style:style>
    <style:style style:name="P14" style:family="paragraph" style:parent-style-name="Preformatted_20_Text">
      <style:paragraph-properties fo:line-height="125%"/>
      <style:text-properties fo:color="#000066" style:font-name="Courier New" fo:font-size="10pt" fo:font-weight="bold" style:font-size-asian="10pt" style:font-weight-asian="bold" style:font-size-complex="10pt" style:font-weight-complex="bold"/>
    </style:style>
    <style:style style:name="P15" style:family="paragraph" style:parent-style-name="Preformatted_20_Text">
      <style:paragraph-properties fo:line-height="125%"/>
      <style:text-properties fo:font-variant="normal" fo:text-transform="none" fo:color="#000066" style:font-name="Courier New" fo:font-size="10pt" fo:letter-spacing="normal" fo:font-style="normal" fo:font-weight="normal" style:font-size-asian="10pt" style:font-weight-asian="normal" style:font-size-complex="10pt" style:font-weight-complex="normal"/>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fo:font-style="normal" fo:font-weight="bold"/>
    </style:style>
    <style:style style:name="T12"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0">term</text:span> satisfies a <text:span text:style-name="T10">type</text:span>, then the term has utility for the data or computation it represents. <text:s/>The type is only valuable for confirming or denying the usage of a term. <text:s/>In <text:soft-page-break/>contrast, once a <text:span text:style-name="T10">proof</text:span> satisfies a <text:span text:style-name="T10">proposition</text:span>, the proof becomes irrelevant, while the proposition is elevated to a theorem. <text:s/>The theorem is useful on its own without regard to any particular proof.</text:p>
      <text:p text:style-name="P12"><text:tab/>Similar to other programming languages, type <text:span text:style-name="T1">bool</text:span> can be satisfied by values <text:span text:style-name="T1">True</text:span> or <text:span text:style-name="T1">False</text:span>. In contrast to other programming languages, additional syntax, or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The constructors are defined with inductive definitions that declare a set of inference rules, where each inference rule defines the conditions necessary for a construction to be isomorphic to a valid proposition. <text:s/>Each rule can be named. <text:s/>Inductive definitions are analogous to datatype definitions, just as propositions are analogous to types.</text:p>
      <text:p text:style-name="P12"/>
      <text:p text:style-name="P13"><text:span text:style-name="T3">datatype</text:span> 'a list = Nil | Cons 'a "'a list"</text:p>
      <text:p text:style-name="P13"/>
      <text:p text:style-name="P15"><text:span text:style-name="T3">inductive</text:span> sorted :: "('a ⇒ 'a ⇒ bool) ⇒ 'a list ⇒ bool" where</text:p>
      <text:p text:style-name="P15"><text:s text:c="2"/>Nil : "sorted P Nil" |</text:p>
      <text:p text:style-name="P15"><text:s text:c="2"/>Single : "sorted P (Cons x Nil)" |</text:p>
      <text:p text:style-name="P15"><text:s text:c="2"/>Cons : "P x y ⟹ sorted P (Cons y ys) ⟹ sorted P (Cons x (Cons y ys))"</text:p>
      <text:p text:style-name="P12"/>
      <text:p text:style-name="P12">The definitions of list and sorted can be combined with definitions of natural numbers to form propositions. <text:s/>In Isabelle/HOL, propositions may be proved by applying the inference rules, working backwards from the proposition until no further conditions need to be satisfied.</text:p>
      <text:p text:style-name="P12"/>
      <text:p text:style-name="P13"><text:span text:style-name="T3">datatype</text:span> nat = O | S nat </text:p>
      <text:p text:style-name="P13"/>
      <text:p text:style-name="P13"><text:span text:style-name="T3">inductive</text:span> lte :: "nat ⇒ nat ⇒ bool" <text:span text:style-name="T3">where</text:span></text:p>
      <text:p text:style-name="P13"><text:s text:c="2"/>Eq : "lte n n" |</text:p>
      <text:p text:style-name="P13"><text:s text:c="2"/>Diff : "lte n1 n2 ⟹ lte n1 (S n2) "</text:p>
      <text:p text:style-name="P13"/>
      <text:p text:style-name="P13"><text:span text:style-name="T3">theorem</text:span> "sorted lte [O, (S O), (S O), (S (S (S O)))]"</text:p>
      <text:p text:style-name="P13"><text:span text:style-name="T3">apply</text:span> (rule Cons)</text:p>
      <text:p text:style-name="P13"><text:s/><text:span text:style-name="T3">apply</text:span> (rule Diff)</text:p>
      <text:p text:style-name="P13"><text:s/><text:span text:style-name="T3">apply</text:span> (rule Eq)</text:p>
      <text:p text:style-name="P13"><text:span text:style-name="T3">apply</text:span> (rule Cons)</text:p>
      <text:p text:style-name="P13"><text:s/><text:span text:style-name="T3">apply</text:span> (rule Eq)</text:p>
      <text:p text:style-name="P13"><text:span text:style-name="T3">apply</text:span> (rule Cons)</text:p>
      <text:p text:style-name="P13"><text:s text:c="2"/><text:span text:style-name="T3">apply</text:span> (rule Diff)</text:p>
      <text:p text:style-name="P13"><text:s text:c="2"/><text:span text:style-name="T3">apply</text:span> (rule Diff)</text:p>
      <text:p text:style-name="P13"><text:s text:c="2"/><text:span text:style-name="T3">apply</text:span> (rule Eq)</text:p>
      <text:p text:style-name="P13"><text:span text:style-name="T3">apply</text:span> (rule Single)</text:p>
      <text:p text:style-name="P14">done</text:p>
      <text:p text:style-name="P13"/>
      <text:p text:style-name="P12"><text:soft-page-break/></text:p>
      <text:p text:style-name="P12"/>
      <text:p text:style-name="P1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13"/>
      <text:p text:style-name="P4"><text:span text:style-name="T11">definition</text:span><text:span text:style-name="T12"> True :: bool </text:span><text:span text:style-name="T11">where</text:span><text:span text:style-name="T12"> </text:span></text:p>
      <text:p text:style-name="P4"><text:span text:style-name="T12"><text:s text:c="2"/>"True ≡ ((λx::bool. x) = (λx. x))"</text:span></text:p>
      <text:p text:style-name="P4"><text:span text:style-name="T12"/></text:p>
      <text:p text:style-name="P4"><text:span text:style-name="T11">definition</text:span><text:span text:style-name="T12"> False :: bool </text:span><text:span text:style-name="T11">where</text:span><text:span text:style-name="T12"> </text:span></text:p>
      <text:p text:style-name="P4"><text:span text:style-name="T12"><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
      <text:p text:style-name="P10">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text:soft-page-break/>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oft-page-break/><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1T13:17:44</dc:date>
    <dc:creator>Thomas Logan</dc:creator>
    <meta:generator>OpenOffice/4.1.3$Unix OpenOffice.org_project/413m1$Build-9783</meta:generator>
    <meta:editing-duration>P14DT20H23M43S</meta:editing-duration>
    <meta:editing-cycles>160</meta:editing-cycles>
    <meta:document-statistic meta:table-count="0" meta:image-count="0" meta:object-count="0" meta:page-count="8" meta:paragraph-count="131" meta:word-count="3121" meta:character-count="19170"/>
  </office:meta>
</office:document-meta>
</file>